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JetBrains Mono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9b5af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be1740"/>
    </style:style>
    <style:style style:name="P5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1" style:font-size-complex="14pt"/>
    </style:style>
    <style:style style:name="P6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1" fo:font-size="14pt" fo:language="ru" fo:country="RU" officeooo:paragraph-rsid="008ee6e1" style:font-size-asian="14pt" style:language-asian="ru" style:country-asian="RU" style:font-name-complex="Times New Roman6" style:font-size-complex="12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1" fo:font-size="14pt" fo:language="ru" fo:country="RU" officeooo:paragraph-rsid="008ee6e1" style:font-size-asian="14pt" style:language-asian="ru" style:country-asian="RU" style:font-name-complex="Times New Roman6" style:font-size-complex="14pt" style:language-complex="ar" style:country-complex="SA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officeooo:paragraph-rsid="003e4124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1" style:font-size-complex="14pt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3c17a2"/>
    </style:style>
    <style:style style:name="P19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1" fo:font-size="14pt" officeooo:rsid="00bd105a" officeooo:paragraph-rsid="00bd105a" style:font-size-complex="14pt"/>
    </style:style>
    <style:style style:name="P21" style:family="paragraph" style:parent-style-name="Standard">
      <style:paragraph-properties fo:text-align="start" style:justify-single-word="false"/>
      <style:text-properties fo:font-weight="bold" officeooo:rsid="00829b51" officeooo:paragraph-rsid="008394cc" style:font-weight-asian="bold" style:font-weight-complex="bold"/>
    </style:style>
    <style:style style:name="P22" style:family="paragraph" style:parent-style-name="Text_20_body">
      <style:text-properties officeooo:paragraph-rsid="008ee6e1"/>
    </style:style>
    <style:style style:name="P23" style:family="paragraph" style:parent-style-name="Text_20_body">
      <style:text-properties style:font-name="Times New Roman1" fo:font-size="14pt" officeooo:rsid="00a71368" officeooo:paragraph-rsid="00a71368"/>
    </style:style>
    <style:style style:name="P24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25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5" fo:font-size="14pt" fo:letter-spacing="normal" fo:font-style="normal" style:text-underline-style="none" fo:font-weight="normal" officeooo:rsid="003f3f8e" officeooo:paragraph-rsid="00aba25e" style:font-size-asian="14pt" style:font-size-complex="14pt"/>
    </style:style>
    <style:style style:name="P26" style:family="paragraph" style:parent-style-name="Text_20_body">
      <style:paragraph-properties fo:text-align="start" style:justify-single-word="false"/>
      <style:text-properties officeooo:paragraph-rsid="00aba25e"/>
    </style:style>
    <style:style style:name="P2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5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28" style:family="paragraph" style:parent-style-name="Heading_20_1">
      <style:text-properties officeooo:paragraph-rsid="003724e9"/>
    </style:style>
    <style:style style:name="P29" style:family="paragraph" style:parent-style-name="Heading_20_2">
      <style:text-properties officeooo:rsid="003f3f8e" officeooo:paragraph-rsid="003e4124"/>
    </style:style>
    <style:style style:name="P30" style:family="paragraph" style:parent-style-name="Heading_20_2">
      <style:paragraph-properties fo:break-before="page"/>
      <style:text-properties officeooo:paragraph-rsid="003e4124"/>
    </style:style>
    <style:style style:name="P31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color="#111111" style:font-name="Times New Roman5" fo:font-size="14pt" fo:font-style="normal" fo:font-weight="normal" officeooo:rsid="00b2222a" officeooo:paragraph-rsid="00b2222a" style:font-size-asian="14pt" style:font-style-asian="normal" style:font-weight-asian="normal" style:font-size-complex="14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Times New Roman5" fo:font-size="14pt" fo:font-style="normal" fo:font-weight="normal" officeooo:rsid="00bd105a" officeooo:paragraph-rsid="00be1740" style:font-size-asian="14pt" style:font-style-asian="normal" style:font-weight-asian="normal" style:font-size-complex="14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style:font-name="Times New Roman5" fo:font-size="14pt" fo:font-style="normal" fo:font-weight="normal" officeooo:rsid="00be1740" officeooo:paragraph-rsid="00be1740" style:font-size-asian="14pt" style:font-style-asian="normal" style:font-weight-asian="normal" style:font-size-complex="14pt"/>
    </style:style>
    <style:style style:name="P35" style:family="paragraph" style:parent-style-name="Standard" style:list-style-name="L3">
      <style:text-properties fo:color="#111111" style:font-name="Times New Roman5" officeooo:paragraph-rsid="00b5dcd9"/>
    </style:style>
    <style:style style:name="P36" style:family="paragraph" style:parent-style-name="Standard" style:list-style-name="L3">
      <style:text-properties fo:color="#111111" style:font-name="Times New Roman5" fo:font-size="14pt" officeooo:paragraph-rsid="00b3ea62" style:font-size-asian="14pt" style:font-size-complex="14pt"/>
    </style:style>
    <style:style style:name="P37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5" fo:font-size="14pt" fo:font-style="normal" style:text-underline-style="none" fo:font-weight="normal" style:text-blinking="false" fo:background-color="transparent" style:font-size-asian="14pt" style:font-size-complex="14pt"/>
    </style:style>
    <style:style style:name="P38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5" fo:font-size="14pt" fo:font-style="normal" style:text-underline-style="none" fo:font-weight="normal" style:text-blinking="false" fo:background-color="transparent" style:font-size-asian="14pt" style:font-size-complex="14pt"/>
    </style:style>
    <style:style style:name="P39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5" fo:font-size="14pt" fo:font-style="normal" style:text-underline-style="none" fo:font-weight="normal" style:text-blinking="false" style:font-size-asian="14pt" style:font-size-complex="14pt"/>
    </style:style>
    <style:style style:name="T1" style:family="text">
      <style:text-properties fo:text-transform="uppercase"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3" style:family="text">
      <style:text-properties style:font-name="Times New Roman1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4" style:family="text">
      <style:text-properties style:font-name="Times New Roman1" fo:font-size="14pt" fo:language="ru" fo:country="RU" fo:font-weight="bold" officeooo:rsid="00a6549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5" style:family="text">
      <style:text-properties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6" style:family="text">
      <style:text-properties style:font-name="Times New Roman1" fo:font-size="14pt" fo:language="ru" fo:country="RU" officeooo:rsid="0013326f" style:font-size-asian="14pt" style:language-asian="ru" style:country-asian="RU" style:font-name-complex="Times New Roman6" style:font-size-complex="14pt" style:language-complex="ar" style:country-complex="SA"/>
    </style:style>
    <style:style style:name="T7" style:family="text">
      <style:text-properties style:font-name="Times New Roman1" fo:font-size="14pt" fo:language="ru" fo:country="RU" officeooo:rsid="008ee6e1" style:font-size-asian="14pt" style:language-asian="ru" style:country-asian="RU" style:font-name-complex="Times New Roman6" style:font-size-complex="14pt" style:language-complex="ar" style:country-complex="SA"/>
    </style:style>
    <style:style style:name="T8" style:family="text">
      <style:text-properties style:font-name="Times New Roman1" fo:font-size="14pt" fo:language="ru" fo:country="RU" officeooo:rsid="008f7233" style:font-size-asian="14pt" style:language-asian="ru" style:country-asian="RU" style:font-name-complex="Times New Roman6" style:font-size-complex="14pt" style:language-complex="ar" style:country-complex="SA"/>
    </style:style>
    <style:style style:name="T9" style:family="text">
      <style:text-properties style:font-name="Times New Roman1" fo:font-size="14pt" fo:language="ru" fo:country="RU" officeooo:rsid="00b8fea0" style:font-size-asian="14pt" style:language-asian="ru" style:country-asian="RU" style:font-name-complex="Times New Roman6" style:font-size-complex="14pt" style:language-complex="ar" style:country-complex="SA"/>
    </style:style>
    <style:style style:name="T10" style:family="text">
      <style:text-properties style:font-name="Times New Roman1" fo:font-size="14pt" fo:language="ru" fo:country="RU" fo:font-weight="normal" officeooo:rsid="0013326f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1" style:family="text">
      <style:text-properties style:font-name="Times New Roman1" fo:font-size="14pt" fo:language="ru" fo:country="RU" fo:font-weight="normal" officeooo:rsid="008ee6e1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2" style:family="text">
      <style:text-properties style:font-name="Times New Roman1" fo:font-size="14pt" fo:language="ru" fo:country="RU" fo:font-weight="normal" officeooo:rsid="0025a4f4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3" style:family="text">
      <style:text-properties style:font-name="Times New Roman1" fo:font-size="14pt" fo:language="ru" fo:country="RU" fo:font-style="italic" officeooo:rsid="00be2505" style:font-size-asian="14pt" style:language-asian="ru" style:country-asian="RU" style:font-style-asian="italic" style:font-name-complex="Times New Roman6" style:font-size-complex="14pt" style:language-complex="ar" style:country-complex="SA" style:font-style-complex="italic"/>
    </style:style>
    <style:style style:name="T14" style:family="text">
      <style:text-properties style:font-name="Times New Roman1" fo:font-size="14pt" fo:language="ru" fo:country="RU" fo:font-style="normal" officeooo:rsid="0099ee30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T15" style:family="text">
      <style:text-properties style:font-name="Times New Roman1" style:font-size-complex="14pt"/>
    </style:style>
    <style:style style:name="T16" style:family="text">
      <style:text-properties fo:color="#000000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7" style:family="text">
      <style:text-properties fo:color="#000000" style:font-name="Times New Roman1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8" style:family="text">
      <style:text-properties fo:color="#000000" style:font-name="Times New Roman1" fo:font-size="14pt" fo:language="ru" fo:country="RU" fo:font-weight="bold" officeooo:rsid="00886ee6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9" style:family="text">
      <style:text-properties fo:color="#000000" style:font-name="Times New Roman1" fo:font-size="14pt" officeooo:rsid="003c17a2" style:font-size-complex="14pt"/>
    </style:style>
    <style:style style:name="T20" style:family="text">
      <style:text-properties fo:color="#000000" style:font-name="Times New Roman1" fo:font-size="14pt" officeooo:rsid="007e0a86" style:font-size-complex="14pt"/>
    </style:style>
    <style:style style:name="T21" style:family="text">
      <style:text-properties fo:color="#000000" style:font-name="Times New Roman1" fo:font-size="14pt" officeooo:rsid="00886ee6" style:font-size-complex="14pt"/>
    </style:style>
    <style:style style:name="T22" style:family="text">
      <style:text-properties fo:color="#000000" style:font-name="Times New Roman1" style:font-size-complex="14pt"/>
    </style:style>
    <style:style style:name="T23" style:family="text">
      <style:text-properties fo:color="#000000" style:font-name="Times New Roman1" officeooo:rsid="003c17a2" style:font-size-complex="14pt"/>
    </style:style>
    <style:style style:name="T24" style:family="text">
      <style:text-properties fo:color="#000000" style:font-name="Times New Roman1" officeooo:rsid="00886ee6" style:font-size-complex="14pt"/>
    </style:style>
    <style:style style:name="T25" style:family="text">
      <style:text-properties fo:font-variant="normal" fo:text-transform="none" style:font-name="Times New Roman1" fo:font-size="14pt" fo:language="ru" fo:country="RU" officeooo:rsid="00422f95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6" style:family="text">
      <style:text-properties fo:font-variant="normal" fo:text-transform="none" fo:color="#ff0000"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7" style:family="text">
      <style:text-properties fo:font-variant="normal" fo:text-transform="none" fo:color="#05323b" style:text-line-through-style="none" style:text-line-through-type="none" style:font-name="Times New Roman" fo:font-size="14pt" fo:letter-spacing="normal" fo:language="ru" fo:country="RU" fo:font-style="normal" style:text-underline-style="none" fo:font-weight="bold" officeooo:rsid="003c17a2" style:text-blinking="false" fo:background-color="transparent" loext:char-shading-value="0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zxx" fo:country="none" fo:font-style="normal" style:text-underline-style="none" fo:font-weight="bold" officeooo:rsid="00a6549d" style:text-blinking="false" fo:background-color="transparent" loext:char-shading-value="0" style:font-size-asian="14pt" style:language-asian="zxx" style:country-asian="none" style:font-weight-asian="bold" style:font-name-complex="Times New Roman6" style:font-size-complex="14pt" style:language-complex="zxx" style:country-complex="none" style:font-weight-complex="bold"/>
    </style:style>
    <style:style style:name="T29" style:family="text">
      <style:text-properties fo:font-variant="normal" fo:text-transform="none" fo:color="#000000" style:font-name="Times New Roman5" fo:font-size="14pt" fo:letter-spacing="normal" fo:font-style="normal" fo:font-weight="normal" style:font-size-asian="14pt" style:font-size-complex="14pt"/>
    </style:style>
    <style:style style:name="T30" style:family="text">
      <style:text-properties fo:font-variant="normal" fo:text-transform="none" fo:color="#000000" style:font-name="Times New Roman5" fo:font-size="14pt" fo:letter-spacing="normal" fo:font-style="normal" fo:font-weight="normal" officeooo:rsid="00ae2f82" style:font-size-asian="14pt" style:font-size-complex="14pt"/>
    </style:style>
    <style:style style:name="T31" style:family="text">
      <style:text-properties fo:font-variant="normal" fo:text-transform="none" fo:color="#000000" style:font-name="Times New Roman5" fo:font-size="14pt" fo:letter-spacing="normal" fo:font-style="normal" fo:font-weight="normal" officeooo:rsid="00af4d3a" style:font-size-asian="14pt" style:font-size-complex="14pt"/>
    </style:style>
    <style:style style:name="T32" style:family="text">
      <style:text-properties fo:font-variant="normal" fo:text-transform="none" style:font-name="Times New Roman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33" style:family="text">
      <style:text-properties fo:font-variant="normal" fo:text-transform="none" style:font-name="Times New Roman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34" style:family="text">
      <style:text-properties officeooo:rsid="0013326f"/>
    </style:style>
    <style:style style:name="T35" style:family="text">
      <style:text-properties officeooo:rsid="003c17a2"/>
    </style:style>
    <style:style style:name="T36" style:family="text">
      <style:text-properties style:font-name="Times New Roman" fo:font-size="14pt" style:font-size-asian="14pt" style:font-size-complex="14pt"/>
    </style:style>
    <style:style style:name="T37" style:family="text">
      <style:text-properties officeooo:rsid="007e0a86"/>
    </style:style>
    <style:style style:name="T38" style:family="text">
      <style:text-properties style:font-size-complex="14pt"/>
    </style:style>
    <style:style style:name="T39" style:family="text">
      <style:text-properties officeooo:rsid="0013326f" style:font-size-complex="14pt"/>
    </style:style>
    <style:style style:name="T40" style:family="text">
      <style:text-properties officeooo:rsid="008ee6e1" style:font-size-complex="14pt"/>
    </style:style>
    <style:style style:name="T41" style:family="text">
      <style:text-properties officeooo:rsid="00be2505" style:font-size-complex="14pt"/>
    </style:style>
    <style:style style:name="T42" style:family="text">
      <style:text-properties fo:color="#008080" style:font-name="JetBrains Mono" fo:font-size="14pt" fo:font-style="normal" fo:font-weight="normal" officeooo:rsid="009b5afd" style:font-size-asian="14pt" style:font-style-asian="normal" style:font-weight-asian="normal" style:font-size-complex="14pt"/>
    </style:style>
    <style:style style:name="T43" style:family="text">
      <style:text-properties fo:font-style="normal" fo:font-weight="normal" style:font-style-asian="normal" style:font-weight-asian="normal"/>
    </style:style>
    <style:style style:name="T44" style:family="text">
      <style:text-properties fo:font-style="normal" fo:font-weight="normal" officeooo:rsid="00b2222a" style:font-style-asian="normal" style:font-weight-asian="normal"/>
    </style:style>
    <style:style style:name="T45" style:family="text">
      <style:text-properties fo:font-style="normal" fo:font-weight="normal" officeooo:rsid="00bd105a" style:font-style-asian="normal" style:font-weight-asian="normal"/>
    </style:style>
    <style:style style:name="T46" style:family="text">
      <style:text-properties fo:background-color="transparent" loext:char-shading-value="0"/>
    </style:style>
    <style:style style:name="T47" style:family="text">
      <style:text-properties fo:font-style="italic" fo:background-color="transparent" loext:char-shading-value="0"/>
    </style:style>
    <style:style style:name="T48" style:family="text">
      <style:text-properties style:font-name="Times New Roman5"/>
    </style:style>
    <style:style style:name="T49" style:family="text">
      <style:text-properties fo:color="#111111" style:font-name="Times New Roman5" fo:font-size="14pt" fo:font-style="normal" fo:font-weight="normal" officeooo:rsid="00b2222a" style:font-size-asian="14pt" style:font-style-asian="normal" style:font-weight-asian="normal" style:font-size-complex="14pt"/>
    </style:style>
    <style:style style:name="T50" style:family="text">
      <style:text-properties fo:color="#111111" style:font-name="Times New Roman5" fo:font-size="14pt" fo:font-style="normal" fo:font-weight="normal" officeooo:rsid="00bd105a" style:font-size-asian="14pt" style:font-style-asian="normal" style:font-weight-asian="normal" style:font-size-complex="14pt"/>
    </style:style>
    <style:style style:name="T51" style:family="text">
      <style:text-properties fo:color="#111111" style:font-name="Times New Roman5" fo:font-size="14pt" fo:font-style="normal" fo:font-weight="normal" officeooo:rsid="00be1740" style:font-size-asian="14pt" style:font-style-asian="normal" style:font-weight-asian="normal" style:font-size-complex="14pt"/>
    </style:style>
    <style:style style:name="T52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T53" style:family="text">
      <style:text-properties fo:font-size="14pt" fo:font-style="normal" fo:font-weight="normal" officeooo:rsid="00b2222a" style:font-size-asian="14pt" style:font-style-asian="normal" style:font-weight-asian="normal" style:font-size-complex="14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ОБРНАУКИ РОССИИ</text:p>
      <text:p text:style-name="P10">Санкт-Петербургский государственный</text:p>
      <text:p text:style-name="P10">электротехнический университет</text:p>
      <text:p text:style-name="P10">«ЛЭТИ» им. В.И. Ульянова (Ленина)</text:p>
      <text:p text:style-name="P11">Кафедра МО ЭВМ</text:p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9"><text:span text:style-name="Book_20_Title"><text:span text:style-name="T1">отчет</text:span></text:span></text:p>
      <text:p text:style-name="P16"><text:span text:style-name="T2">по лабораторной работ</text:span><text:span text:style-name="T3">е № </text:span><text:span text:style-name="T4">2</text:span></text:p>
      <text:p text:style-name="P18"><text:span text:style-name="T2">по дисциплине </text:span><text:span text:style-name="T16">«</text:span><text:span text:style-name="T18">Объектно-ориентированное программирование</text:span><text:span text:style-name="T17">»</text:span></text:p>
      <text:p text:style-name="P16"><text:span text:style-name="Book_20_Title"><text:span text:style-name="T32">Тема</text:span></text:span><text:span text:style-name="Book_20_Title"><text:span text:style-name="T33">: </text:span></text:span><text:span text:style-name="Book_20_Title"><text:span text:style-name="T28">Интерфейсы, полиморфизм</text:span></text:span></text:p>
      <text:p text:style-name="P2"><text:span text:style-name="Book_20_Title"><text:span text:style-name="T27"><text:line-break/></text:span></text:span></text:p>
      <text:p text:style-name="P2"><text:span text:style-name="Book_20_Title"><text:span text:style-name="T25"><text:line-break/></text:span></text:span></text:p>
      <text:p text:style-name="P2"><text:span text:style-name="Book_20_Title"><text:span text:style-name="T26"><text:line-break/></text:span></text:span></text:p>
      <text:p text:style-name="P12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9"><text:span text:style-name="T15">Студент гр. </text:span><text:span text:style-name="T23">0303</text:span></text:p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20">Денежный А.А.</text:p>
          </table:table-cell>
        </table:table-row>
        <table:table-row table:style-name="Таблица1.1">
          <table:table-cell table:style-name="Таблица1.A1" office:value-type="string">
            <text:p text:style-name="P15">Преподаватель</text:p>
          </table:table-cell>
          <table:table-cell table:style-name="Таблица1.B2" office:value-type="string">
            <text:p text:style-name="P5"/>
          </table:table-cell>
          <table:table-cell table:style-name="Таблица1.A1" office:value-type="string">
            <text:p text:style-name="P17"><text:span text:style-name="T21">Жангиров</text:span><text:span text:style-name="T19"> </text:span><text:span text:style-name="T20">Т</text:span><text:span text:style-name="T22">.</text:span><text:span text:style-name="T24">Р</text:span><text:span text:style-name="T23">.</text:span></text:p>
          </table:table-cell>
        </table:table-row>
      </table:table>
      <text:p text:style-name="P13"/>
      <text:p text:style-name="P14"/>
      <text:p text:style-name="P14">Санкт-Петербург, 20<text:span text:style-name="T35">2</text:span><text:span text:style-name="T37">1</text:span></text:p>
      <text:h text:style-name="P30" text:outline-level="2">Цель работы.</text:h>
      <text:p text:style-name="P23">Создать классы игрока, врагов, предметов, соблюдая принципы полиморфизма.</text:p>
      <text:h text:style-name="Heading_20_2" text:outline-level="2">З<text:span text:style-name="T36">адание.</text:span></text:h>
      <text:p text:style-name="P24"><text:bookmark text:name="docs-internal-guid-80a37573-7fff-fa75-d606-de5fc9e68728"/><text:span text:style-name="Source_20_Text"><text:span text:style-name="T48">Могут быть три типа элементов располагающихся на клетках:</text:span></text:span></text:p>
      <text:list xml:id="list1556221809" text:style-name="L1">
        <text:list-item>
          <text:p text:style-name="P37">Игрок - объект, которым непосредственно происходит управление. На поле может быть только один игрок. Игрок может взаимодействовать с врагом (сражение) и вещами (подобрать).</text:p>
        </text:list-item>
        <text:list-item>
          <text:p text:style-name="P37">Враг - объект, который самостоятельно перемещается по полю. На поле врагов может быть больше одного. Враг может взаимодействовать с игроком (сражение).</text:p>
        </text:list-item>
        <text:list-item>
          <text:p text:style-name="P37">Вещь - объект, который просто располагается на поле и не перемещается. Вещей на поле может быть больше одной.</text:p>
        </text:list-item>
      </text:list>
      <text:p text:style-name="P27">Требования:</text:p>
      <text:list xml:id="list4220905765" text:style-name="L2">
        <text:list-item>
          <text:p text:style-name="P38">Реализовать класс игрока. Игрок должен обладать собственными характеристиками, которые могут изменяться в ходе игры. У игрока должна быть прописана логика сражения и подбора вещей. Должно быть реализовано взаимодействие с клеткой выхода.</text:p>
        </text:list-item>
        <text:list-item>
          <text:p text:style-name="P38">Реализовать три разных типа врагов. Враги должны обладать собственными характеристиками (например, количество жизней, значение атаки и защиты, и.т.д. Желательно, чтобы у врагов были разные наборы характеристик). Реализовать логику перемещения для каждого типа врага. В случае смерти врага он должен исчезнуть с поля. Все враги должны быть объединены своим собственным интерфейсом.</text:p>
        </text:list-item>
        <text:list-item>
          <text:p text:style-name="P39"><text:span text:style-name="T46">Реализовать три разных типа вещей. Каждая вещь должна обладать собственным взаимодействием на ход игры при подборе. </text:span><text:span text:style-name="T47">(например, лечение игрока). </text:span><text:span text:style-name="T46">При подборе, вещь должна исчезнуть с поля. Все вещи должны быть объединены своим собственным интерфейсом.</text:span></text:p>
        </text:list-item>
        <text:list-item>
          <text:p text:style-name="P38">Должен соблюдаться принцип полиморфизма</text:p>
        </text:list-item>
      </text:list>
      <text:h text:style-name="Heading_20_2" text:outline-level="2"><text:soft-page-break/>Основные теоретические положения.</text:h>
      <text:p text:style-name="P25">Полиморфи́зм — возможность объектов с одинаковой спецификацией иметь различную реализацию. </text:p>
      <text:p text:style-name="P26"><text:span text:style-name="T29">Язык программирования поддерживает полиморфизм, если классы с одинаковой спецификацией могут иметь различную реализацию — например, реализация класса может быть изменена </text:span><text:span text:style-name="T30">(или в случае с реализацией интерфейса - </text:span><text:span text:style-name="T31">определена</text:span><text:span text:style-name="T30">)</text:span><text:span text:style-name="T29"> в процессе наследования. <text:tab/>Кратко смысл полиморфизма можно выразить фразой: «Один интерфейс, множество реализаций».</text:span></text:p>
      <text:p text:style-name="Text_20_body"><text:line-break/></text:p>
      <text:h text:style-name="P29" text:outline-level="2">Выполнение работы.</text:h>
      <text:p text:style-name="P3"><text:span text:style-name="T42"><text:tab/></text:span><text:span text:style-name="T49">Интерфейс Entity — содержит виртуальный метод interact для влияния (взаимодействия) на другой объект реализующий данный интерфейс.</text:span></text:p>
      <text:p text:style-name="P32"><text:tab/>Классы реализующие интерфейс <text:s/>Entity:</text:p>
      <text:list xml:id="list547940815" text:style-name="L3">
        <text:list-item>
          <text:p text:style-name="P35"><text:span text:style-name="T52">Creature — </text:span><text:span text:style-name="T53">является базовым для класса Enemy и Player, имеет параметры здоровья, атаки и брони.</text:span></text:p>
        </text:list-item>
        <text:list-item>
          <text:p text:style-name="P36"><text:span text:style-name="T43">Item — </text:span><text:span text:style-name="T44">предмет с определённой функцией </text:span><text:span text:style-name="T45">action</text:span><text:span text:style-name="T44"> воздействия на объект класса Creature, </text:span><text:span text:style-name="T45">которая переопределяется в классах, наследуемых от класса Item: HealItem, ArmorItem, DmgItem, и влияет на характеристики Creature.</text:span></text:p>
        </text:list-item>
      </text:list>
      <text:p text:style-name="P33"/>
      <text:p text:style-name="P4"><text:span text:style-name="T50"><text:tab/>О</text:span><text:span text:style-name="T51">бъекты классов Enemy, <text:s/></text:span><text:span text:style-name="T50">HealItem, ArmorItem, DmgItem </text:span><text:span text:style-name="T51">создаются посредством фабричного метода в классах LightEnemyFactory, MediumEnemyFactory, HeavyEnemyFactory <text:s/></text:span><text:span text:style-name="T50">HealItem</text:span><text:span text:style-name="T51">Factory</text:span><text:span text:style-name="T50">, ArmorItem</text:span><text:span text:style-name="T51">Factory</text:span><text:span text:style-name="T50">, DmgItem</text:span><text:span text:style-name="T51">Factory наследуемых от классов EnemyFactory и ItemFactory соответственно. Переопределенные фабричные методы в дочерних классах возвращают указатели на классы Enemy и Item, что </text:span><text:soft-page-break/><text:span text:style-name="T51">позволяет всем видам созданных врагов и вещей использовать интерфейсы своих базовых классов, соответствуя принципу полиморфизма.</text:span></text:p>
      <text:p text:style-name="P34"/>
      <text:p text:style-name="Text_20_body"><text:span text:style-name="T6">Разработанный программный код см. </text:span><text:span text:style-name="T5">в </text:span><text:span text:style-name="T7">директории /</text:span><text:span text:style-name="T13">oop_game</text:span><text:span text:style-name="T14">.</text:span></text:p>
      <text:p text:style-name="P6"><text:tab/><text:span text:style-name="T39">Разработанн</text:span><text:span text:style-name="T40">ую диаграмму классов UML</text:span><text:span text:style-name="T39"> см. </text:span><text:span text:style-name="T40">в</text:span><text:span text:style-name="T39"> UML_</text:span><text:span text:style-name="T41">lb2</text:span><text:span text:style-name="T40">.pdf</text:span><text:span text:style-name="T38"> .</text:span></text:p>
      <text:p text:style-name="P7"/>
      <text:h text:style-name="Heading_20_2" text:outline-level="2"><text:span text:style-name="T34">Тестирование</text:span>.</text:h>
      <text:p text:style-name="P22"><text:span text:style-name="T10">Разработанн</text:span><text:span text:style-name="T11">ые тесты</text:span><text:span text:style-name="T10"> см. </text:span><text:span text:style-name="T12">в </text:span><text:span text:style-name="T11">директории /tests</text:span><text:span text:style-name="T12">.</text:span></text:p>
      <text:h text:style-name="Heading_20_2" text:outline-level="2"/>
      <text:h text:style-name="Heading_20_2" text:outline-level="2">Выводы.</text:h>
      <text:p text:style-name="P8"><text:span text:style-name="T5"><text:tab/></text:span><text:span text:style-name="T8">Бы</text:span><text:span text:style-name="T9">ли реализованы классы игрока, врага, предмета, объединённые общим интерфейсом для взаимодействия.</text:span><text:span text:style-name="T8"> </text:span></text:p>
      <text:p text:style-name="P8"/>
      <text:h text:style-name="P28" text:outline-level="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JetBrains Mono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5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4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5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5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5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7H31M33S</meta:editing-duration>
    <meta:editing-cycles>110</meta:editing-cycles>
    <meta:generator>LibreOffice/6.4.7.2$Linux_X86_64 LibreOffice_project/40$Build-2</meta:generator>
    <dc:date>2021-11-25T01:49:26.815668959</dc:date>
    <meta:document-statistic meta:table-count="1" meta:image-count="0" meta:object-count="0" meta:page-count="4" meta:paragraph-count="46" meta:word-count="450" meta:character-count="3581" meta:non-whitespace-character-count="3162"/>
  </office:meta>
</office:document-meta>
</file>